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P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weight="bold" style:font-weight-asian="bold" style:font-weight-complex="bold" style:text-underline-style="solid" style:text-underline-color="font-color"/>
    </style:style>
    <style:style style:name="T3_2" style:family="text">
      <style:text-properties fo:font-weight="bold" style:font-weight-asian="bold" style:font-weight-complex="bold" style:text-underline-style="solid" style:text-underline-color="font-color"/>
    </style:style>
    <style:style style:name="T3_3" style:family="text">
      <style:text-properties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weight="bold" style:font-weight-asian="bold" style:font-weight-complex="bold" style:text-underline-style="solid" style:text-underline-color="font-color"/>
    </style:style>
    <style:style style:name="T9_2" style:family="text">
      <style:text-properties fo:font-weight="bold" style:font-weight-asian="bold" style:font-weight-complex="bold" style:text-underline-style="solid" style:text-underline-color="font-color"/>
    </style:style>
    <style:style style:name="T9_3" style:family="text">
      <style:text-properties fo:font-weight="bold" style:font-weight-asian="bold" style:font-weight-complex="bold" style:text-underline-style="solid" style:text-underline-color="font-color"/>
    </style:style>
    <style:style style:name="T9_4" style:family="text">
      <style:text-properties fo:font-weight="bold" style:font-weight-asian="bold" style:font-weight-complex="bold" style:text-underline-style="solid" style:text-underline-color="font-color"/>
    </style:style>
    <style:style style:name="T9_5" style:family="text"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P14" style:family="paragraph" style:parent-style-name="Standard">
      <style:paragraph-properties fo:text-align="center" fo:break-before="auto" fo:line-height="115%" style:writing-mode="lr-tb"/>
    </style:style>
    <style:style style:name="T14_1" style:family="text">
      <style:text-properties fo:font-weight="bold" style:font-weight-asian="bold" style:font-weight-complex="bold" style:text-underline-style="solid" style:text-underline-color="font-color"/>
    </style:style>
    <style:style style:name="T14_2" style:family="text">
      <style:text-properties fo:font-weight="bold" style:font-weight-asian="bold" style:font-weight-complex="bold" style:text-underline-style="solid" style:text-underline-color="font-color"/>
    </style:style>
    <style:style style:name="T14_3" style:family="text"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T27_1" style:family="text">
      <style:text-properties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T28_30" style:family="text">
      <style:text-properties fo:color="#1155cc" style:text-underline-style="solid" style:text-underline-color="font-color"/>
    </style:style>
    <style:style style:name="T28_31" style:family="text"/>
    <style:style style:name="T28_32" style:family="text">
      <style:text-properties fo:color="#1155cc" style:text-underline-style="solid" style:text-underline-color="font-color"/>
    </style:style>
    <style:style style:name="T28_33" style:family="text"/>
    <style:style style:name="T28_34" style:family="text">
      <style:text-properties fo:color="#1155cc" style:text-underline-style="solid" style:text-underline-color="font-color"/>
    </style:style>
    <style:style style:name="T28_35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>
      <style:text-properties fo:color="#1155cc" style:text-underline-style="solid" style:text-underline-color="font-color"/>
    </style:style>
    <style:style style:name="T29_21" style:family="text"/>
    <style:style style:name="T29_22" style:family="text">
      <style:text-properties fo:color="#1155cc" style:text-underline-style="solid" style:text-underline-color="font-color"/>
    </style:style>
    <style:style style:name="T29_23" style:family="text"/>
    <style:style style:name="T29_24" style:family="text">
      <style:text-properties fo:color="#1155cc" style:text-underline-style="solid" style:text-underline-color="font-color"/>
    </style:style>
    <style:style style:name="T29_25" style:family="text"/>
    <style:style style:name="T29_26" style:family="text">
      <style:text-properties fo:color="#1155cc" style:text-underline-style="solid" style:text-underline-color="font-color"/>
    </style:style>
    <style:style style:name="T29_27" style:family="text"/>
    <style:style style:name="T29_28" style:family="text">
      <style:text-properties fo:color="#1155cc" style:text-underline-style="solid" style:text-underline-color="font-color"/>
    </style:style>
    <style:style style:name="T29_29" style:family="text"/>
    <style:style style:name="T29_30" style:family="text">
      <style:text-properties fo:color="#1155cc" style:text-underline-style="solid" style:text-underline-color="font-color"/>
    </style:style>
    <style:style style:name="T29_31" style:family="text"/>
    <style:style style:name="T29_32" style:family="text">
      <style:text-properties fo:color="#1155cc" style:text-underline-style="solid" style:text-underline-color="font-color"/>
    </style:style>
    <style:style style:name="T29_33" style:family="text"/>
    <style:style style:name="T29_34" style:family="text">
      <style:text-properties fo:color="#1155cc" style:text-underline-style="solid" style:text-underline-color="font-color"/>
    </style:style>
    <style:style style:name="T29_35" style:family="text"/>
    <style:style style:name="T29_36" style:family="text">
      <style:text-properties fo:color="#1155cc" style:text-underline-style="solid" style:text-underline-color="font-color"/>
    </style:style>
    <style:style style:name="T29_37" style:family="text"/>
    <style:style style:name="T29_38" style:family="text">
      <style:text-properties fo:color="#1155cc" style:text-underline-style="solid" style:text-underline-color="font-color"/>
    </style:style>
    <style:style style:name="T29_39" style:family="text"/>
    <style:style style:name="T29_40" style:family="text">
      <style:text-properties fo:color="#1155cc" style:text-underline-style="solid" style:text-underline-color="font-color"/>
    </style:style>
    <style:style style:name="T29_41" style:family="text"/>
    <style:style style:name="T29_42" style:family="text">
      <style:text-properties fo:color="#1155cc" style:text-underline-style="solid" style:text-underline-color="font-color"/>
    </style:style>
    <style:style style:name="T29_43" style:family="text"/>
    <style:style style:name="T29_44" style:family="text">
      <style:text-properties fo:color="#1155cc" style:text-underline-style="solid" style:text-underline-color="font-color"/>
    </style:style>
    <style:style style:name="T29_45" style:family="text"/>
    <style:style style:name="T29_46" style:family="text">
      <style:text-properties fo:color="#1155cc" style:text-underline-style="solid" style:text-underline-color="font-color"/>
    </style:style>
    <style:style style:name="T29_47" style:family="text"/>
    <style:style style:name="T29_48" style:family="text">
      <style:text-properties fo:color="#1155cc" style:text-underline-style="solid" style:text-underline-color="font-color"/>
    </style:style>
    <style:style style:name="T29_49" style:family="text"/>
    <style:style style:name="T29_50" style:family="text">
      <style:text-properties fo:color="#1155cc" style:text-underline-style="solid" style:text-underline-color="font-color"/>
    </style:style>
    <style:style style:name="T29_51" style:family="text"/>
  </office:automatic-styles>
  <office:body>
    <office:text>
      <text:p text:style-name="P1"><text:span text:style-name="T1_1">V</text:span><text:span text:style-name="T1_2"><text:s/></text:span><text:span text:style-name="T1_3">některých</text:span><text:span text:style-name="T1_4"><text:s/></text:span><text:span text:style-name="T1_5">článcích</text:span><text:span text:style-name="T1_6"><text:s/></text:span><text:span text:style-name="T1_7">se</text:span><text:span text:style-name="T1_8"><text:s/></text:span><text:span text:style-name="T1_9">dělí</text:span><text:span text:style-name="T1_10"><text:s/></text:span><text:span text:style-name="T1_11">na</text:span><text:span text:style-name="T1_12"><text:s/></text:span><text:span text:style-name="T1_13">Dumb</text:span><text:span text:style-name="T1_14">,<text:s/></text:span><text:span text:style-name="T1_15">Semi</text:span><text:span text:style-name="T1_16">-</text:span><text:span text:style-name="T1_17">Smart</text:span><text:span text:style-name="T1_18"><text:s/></text:span><text:span text:style-name="T1_19">a</text:span><text:span text:style-name="T1_20"><text:s/></text:span><text:span text:style-name="T1_21">Smart</text:span><text:span text:style-name="T1_22"><text:s/></text:span><text:span text:style-name="T1_23">Monkeys</text:span><text:span text:style-name="T1_24">,<text:s/></text:span><text:span text:style-name="T1_25">v</text:span><text:span text:style-name="T1_26"><text:s/></text:span><text:span text:style-name="T1_27">některých</text:span><text:span text:style-name="T1_28"><text:s/></text:span><text:span text:style-name="T1_29">pouze</text:span><text:span text:style-name="T1_30"><text:s/></text:span><text:span text:style-name="T1_31">na</text:span><text:span text:style-name="T1_32"><text:s/></text:span><text:span text:style-name="T1_33">Dumb</text:span><text:span text:style-name="T1_34"><text:s/></text:span><text:span text:style-name="T1_35">a</text:span><text:span text:style-name="T1_36"><text:s/></text:span><text:span text:style-name="T1_37">Smart</text:span><text:span text:style-name="T1_38"><text:s/></text:span><text:span text:style-name="T1_39">Monkeys</text:span><text:span text:style-name="T1_40">,<text:s/></text:span><text:span text:style-name="T1_41">přičemž</text:span><text:span text:style-name="T1_42"><text:s/></text:span><text:span text:style-name="T1_43">poté</text:span><text:span text:style-name="T1_44"><text:s/></text:span><text:span text:style-name="T1_45">má</text:span><text:span text:style-name="T1_46"><text:s/></text:span><text:span text:style-name="T1_47">Smart</text:span><text:span text:style-name="T1_48"><text:s/></text:span><text:span text:style-name="T1_49">Monkey</text:span><text:span text:style-name="T1_50"><text:s/></text:span><text:span text:style-name="T1_51">různé</text:span><text:span text:style-name="T1_52"><text:s/></text:span><text:span text:style-name="T1_53">IQ</text:span><text:span text:style-name="T1_54"><text:s/></text:span><text:span text:style-name="T1_55">podle</text:span><text:span text:style-name="T1_56"><text:s/></text:span><text:span text:style-name="T1_57">toho</text:span><text:span text:style-name="T1_58">,<text:s/></text:span><text:span text:style-name="T1_59">co</text:span><text:span text:style-name="T1_60"><text:s/></text:span><text:span text:style-name="T1_61">vše</text:span><text:span text:style-name="T1_62"><text:s/></text:span><text:span text:style-name="T1_63">umí</text:span><text:span text:style-name="T1_64">.<text:s/></text:span><text:span text:style-name="T1_65">Žádná</text:span><text:span text:style-name="T1_66"><text:s/></text:span><text:span text:style-name="T1_67">jednotná</text:span><text:span text:style-name="T1_68"><text:s/></text:span><text:span text:style-name="T1_69">či</text:span><text:span text:style-name="T1_70"><text:s/></text:span><text:span text:style-name="T1_71">správná</text:span><text:span text:style-name="T1_72"><text:s/></text:span><text:span text:style-name="T1_73">definice</text:span><text:span text:style-name="T1_74"><text:s/></text:span><text:span text:style-name="T1_75">není</text:span><text:span text:style-name="T1_76"><text:s/></text:span><text:span text:style-name="T1_77">nikde</text:span><text:span text:style-name="T1_78"><text:s/></text:span><text:span text:style-name="T1_79">k</text:span><text:span text:style-name="T1_80"><text:s/></text:span><text:span text:style-name="T1_81">nalezení</text:span><text:span text:style-name="T1_82">.</text:span></text:p>
      <text:p text:style-name="P2"/>
      <text:p text:style-name="P3"><text:span text:style-name="T3_1">Dumb</text:span><text:span text:style-name="T3_2"><text:s/></text:span><text:span text:style-name="T3_3">Monkey</text:span></text:p>
      <text:list text:style-name="LS1" xml:id="list0">
        <text:list-item>
          <text:p text:style-name="P4"><text:span text:style-name="T4_1">Neví</text:span><text:span text:style-name="T4_2"><text:s/></text:span><text:span text:style-name="T4_3">nic</text:span><text:span text:style-name="T4_4"><text:s/></text:span><text:span text:style-name="T4_5">o</text:span><text:span text:style-name="T4_6"><text:s/></text:span><text:span text:style-name="T4_7">testované</text:span><text:span text:style-name="T4_8"><text:s/></text:span><text:span text:style-name="T4_9">aplikaci</text:span><text:span text:style-name="T4_10">,<text:s/></text:span><text:span text:style-name="T4_11">náhodně</text:span><text:span text:style-name="T4_12"><text:s/></text:span><text:span text:style-name="T4_13">kliká</text:span><text:span text:style-name="T4_14"><text:s/></text:span><text:span text:style-name="T4_15">a</text:span><text:span text:style-name="T4_16"><text:s/></text:span><text:span text:style-name="T4_17">píše</text:span><text:span text:style-name="T4_18"><text:s/>(</text:span><text:span text:style-name="T4_19">vstup</text:span><text:span text:style-name="T4_20"><text:s/></text:span><text:span text:style-name="T4_21">je</text:span><text:span text:style-name="T4_22"><text:s/></text:span><text:span text:style-name="T4_23">náhodný</text:span><text:span text:style-name="T4_24">)</text:span></text:p>
        </text:list-item>
        <text:list-item>
          <text:p text:style-name="P5"><text:span text:style-name="T5_1">Neprovádí</text:span><text:span text:style-name="T5_2"><text:s/></text:span><text:span text:style-name="T5_3">žádnou</text:span><text:span text:style-name="T5_4"><text:s/></text:span><text:span text:style-name="T5_5">verifikaci</text:span></text:p>
        </text:list-item>
        <text:list-item>
          <text:p text:style-name="P6"><text:span text:style-name="T6_1">Skončí</text:span><text:span text:style-name="T6_2">,<text:s/></text:span><text:span text:style-name="T6_3">pokud</text:span><text:span text:style-name="T6_4"><text:s/></text:span><text:span text:style-name="T6_5">se</text:span><text:span text:style-name="T6_6"><text:s/></text:span><text:span text:style-name="T6_7">dokončí</text:span><text:span text:style-name="T6_8"><text:s/></text:span><text:span text:style-name="T6_9">její</text:span><text:span text:style-name="T6_10"><text:s/></text:span><text:span text:style-name="T6_11">kód</text:span><text:span text:style-name="T6_12">,<text:s/></text:span><text:span text:style-name="T6_13">pokud</text:span><text:span text:style-name="T6_14"><text:s/></text:span><text:span text:style-name="T6_15">nastane</text:span><text:span text:style-name="T6_16"><text:s/></text:span><text:span text:style-name="T6_17">ukončení</text:span><text:span text:style-name="T6_18"><text:s/></text:span><text:span text:style-name="T6_19">aplikace</text:span><text:span text:style-name="T6_20"><text:s/></text:span><text:span text:style-name="T6_21">nebo</text:span><text:span text:style-name="T6_22"><text:s/></text:span><text:span text:style-name="T6_23">OS</text:span><text:span text:style-name="T6_24"><text:s/>(</text:span><text:span text:style-name="T6_25">pokud</text:span><text:span text:style-name="T6_26"><text:s/></text:span><text:span text:style-name="T6_27">se</text:span><text:span text:style-name="T6_28"><text:s/></text:span><text:span text:style-name="T6_29">ukončí</text:span><text:span text:style-name="T6_30"><text:s/></text:span><text:span text:style-name="T6_31">aplikace</text:span><text:span text:style-name="T6_32">,<text:s/></text:span><text:span text:style-name="T6_33">neví</text:span><text:span text:style-name="T6_34"><text:s/></text:span><text:span text:style-name="T6_35">o</text:span><text:span text:style-name="T6_36"><text:s/></text:span><text:span text:style-name="T6_37">tom</text:span><text:span text:style-name="T6_38"><text:s/></text:span><text:span text:style-name="T6_39">a</text:span><text:span text:style-name="T6_40"><text:s/></text:span><text:span text:style-name="T6_41">pokračuje</text:span><text:span text:style-name="T6_42"><text:s/></text:span><text:span text:style-name="T6_43">ve</text:span><text:span text:style-name="T6_44"><text:s/></text:span><text:span text:style-name="T6_45">vykonávání</text:span><text:span text:style-name="T6_46"><text:s/></text:span><text:span text:style-name="T6_47">kódu</text:span><text:span text:style-name="T6_48">)</text:span></text:p>
        </text:list-item>
        <text:list-item>
          <text:p text:style-name="P7"><text:span text:style-name="T7_1">Dokáže</text:span><text:span text:style-name="T7_2"><text:s/></text:span><text:span text:style-name="T7_3">nalézt</text:span><text:span text:style-name="T7_4"><text:s/></text:span><text:span text:style-name="T7_5">nejen</text:span><text:span text:style-name="T7_6"><text:s/></text:span><text:span text:style-name="T7_7">chyby</text:span><text:span text:style-name="T7_8"><text:s/></text:span><text:span text:style-name="T7_9">GUI</text:span><text:span text:style-name="T7_10">,<text:s/></text:span><text:span text:style-name="T7_11">ale</text:span><text:span text:style-name="T7_12"><text:s/></text:span><text:span text:style-name="T7_13">např</text:span><text:span text:style-name="T7_14">.<text:s/></text:span><text:span text:style-name="T7_15">úniky</text:span><text:span text:style-name="T7_16"><text:s/></text:span><text:span text:style-name="T7_17">paměti</text:span><text:span text:style-name="T7_18">,<text:s/></text:span><text:span text:style-name="T7_19">protože</text:span><text:span text:style-name="T7_20"><text:s/></text:span><text:span text:style-name="T7_21">testovaná</text:span><text:span text:style-name="T7_22"><text:s/></text:span><text:span text:style-name="T7_23">aplikace</text:span><text:span text:style-name="T7_24"><text:s/></text:span><text:span text:style-name="T7_25">může</text:span><text:span text:style-name="T7_26"><text:s/></text:span><text:span text:style-name="T7_27">běžet</text:span><text:span text:style-name="T7_28"><text:s/></text:span><text:span text:style-name="T7_29">několik</text:span><text:span text:style-name="T7_30"><text:s/></text:span><text:span text:style-name="T7_31">hodin</text:span><text:span text:style-name="T7_32"><text:s/>(</text:span><text:span text:style-name="T7_33">přes</text:span><text:span text:style-name="T7_34"><text:s/></text:span><text:span text:style-name="T7_35">noc</text:span><text:span text:style-name="T7_36">)<text:s/></text:span><text:span text:style-name="T7_37">nebo</text:span><text:span text:style-name="T7_38"><text:s/></text:span><text:span text:style-name="T7_39">i</text:span><text:span text:style-name="T7_40"><text:s/></text:span><text:span text:style-name="T7_41">dní</text:span></text:p>
        </text:list-item>
        <text:list-item>
          <text:p text:style-name="P8"><text:span text:style-name="T8_1">Jsou</text:span><text:span text:style-name="T8_2"><text:s/></text:span><text:span text:style-name="T8_3">snadné</text:span><text:span text:style-name="T8_4"><text:s/></text:span><text:span text:style-name="T8_5">na</text:span><text:span text:style-name="T8_6"><text:s/></text:span><text:span text:style-name="T8_7">vytvoření</text:span></text:p>
        </text:list-item>
      </text:list>
      <text:p text:style-name="P9"><text:span text:style-name="T9_1">Semi</text:span><text:span text:style-name="T9_2">-</text:span><text:span text:style-name="T9_3">Smart</text:span><text:span text:style-name="T9_4"><text:s/></text:span><text:span text:style-name="T9_5">Monkey</text:span></text:p>
      <text:list text:style-name="LS2" xml:id="list5">
        <text:list-item>
          <text:p text:style-name="P10"><text:span text:style-name="T10_1">Má</text:span><text:span text:style-name="T10_2"><text:s/></text:span><text:span text:style-name="T10_3">podobné</text:span><text:span text:style-name="T10_4"><text:s/></text:span><text:span text:style-name="T10_5">chování</text:span><text:span text:style-name="T10_6"><text:s/></text:span><text:span text:style-name="T10_7">jako</text:span><text:span text:style-name="T10_8"><text:s/></text:span><text:span text:style-name="T10_9">Dumb</text:span><text:span text:style-name="T10_10"><text:s/></text:span><text:span text:style-name="T10_11">Monkey</text:span><text:span text:style-name="T10_12">,<text:s/></text:span><text:span text:style-name="T10_13">navíc</text:span><text:span text:style-name="T10_14"><text:s/></text:span><text:span text:style-name="T10_15">k</text:span><text:span text:style-name="T10_16"><text:s/></text:span><text:span text:style-name="T10_17">němu</text:span><text:span text:style-name="T10_18"><text:s/></text:span><text:span text:style-name="T10_19">přidá</text:span><text:span text:style-name="T10_20"><text:s/></text:span><text:span text:style-name="T10_21">funkce</text:span><text:span text:style-name="T10_22"><text:s/></text:span><text:span text:style-name="T10_23">logování</text:span><text:span text:style-name="T10_24"><text:s/></text:span><text:span text:style-name="T10_25">každé</text:span><text:span text:style-name="T10_26"><text:s/></text:span><text:span text:style-name="T10_27">akce</text:span><text:span text:style-name="T10_28">,<text:s/></text:span><text:span text:style-name="T10_29">která</text:span><text:span text:style-name="T10_30"><text:s/></text:span><text:span text:style-name="T10_31">byla</text:span><text:span text:style-name="T10_32"><text:s/></text:span><text:span text:style-name="T10_33">provedena</text:span><text:span text:style-name="T10_34">.<text:s/></text:span><text:span text:style-name="T10_35">Tak</text:span><text:span text:style-name="T10_36"><text:s/></text:span><text:span text:style-name="T10_37">se</text:span><text:span text:style-name="T10_38"><text:s/></text:span><text:span text:style-name="T10_39">mohou</text:span><text:span text:style-name="T10_40"><text:s/></text:span><text:span text:style-name="T10_41">případné</text:span><text:span text:style-name="T10_42"><text:s/></text:span><text:span text:style-name="T10_43">chyby</text:span><text:span text:style-name="T10_44"><text:s/></text:span><text:span text:style-name="T10_45">najít</text:span><text:span text:style-name="T10_46"><text:s/></text:span><text:span text:style-name="T10_47">a</text:span><text:span text:style-name="T10_48"><text:s/></text:span><text:span text:style-name="T10_49">reprodukovat</text:span></text:p>
        </text:list-item>
        <text:list-item>
          <text:p text:style-name="P11"><text:span text:style-name="T11_1">Interaguje</text:span><text:span text:style-name="T11_2"><text:s/></text:span><text:span text:style-name="T11_3">pouze</text:span><text:span text:style-name="T11_4"><text:s/></text:span><text:span text:style-name="T11_5">s</text:span><text:span text:style-name="T11_6"><text:s/></text:span><text:span text:style-name="T11_7">testovanou</text:span><text:span text:style-name="T11_8"><text:s/></text:span><text:span text:style-name="T11_9">aplikací</text:span><text:span text:style-name="T11_10"><text:s/>(</text:span><text:span text:style-name="T11_11">je</text:span><text:span text:style-name="T11_12"><text:s/></text:span><text:span text:style-name="T11_13">si</text:span><text:span text:style-name="T11_14"><text:s/></text:span><text:span text:style-name="T11_15">vědoma</text:span><text:span text:style-name="T11_16">,<text:s/></text:span><text:span text:style-name="T11_17">zda</text:span><text:span text:style-name="T11_18"><text:s/></text:span><text:span text:style-name="T11_19">se</text:span><text:span text:style-name="T11_20"><text:s/></text:span><text:span text:style-name="T11_21">aplikace</text:span><text:span text:style-name="T11_22"><text:s/></text:span><text:span text:style-name="T11_23">ukončila</text:span><text:span text:style-name="T11_24">/</text:span><text:span text:style-name="T11_25">spadla</text:span><text:span text:style-name="T11_26">)</text:span></text:p>
        </text:list-item>
        <text:list-item>
          <text:p text:style-name="P12"><text:span text:style-name="T12_1">Aby</text:span><text:span text:style-name="T12_2"><text:s/></text:span><text:span text:style-name="T12_3">se</text:span><text:span text:style-name="T12_4"><text:s/></text:span><text:span text:style-name="T12_5">zamezilo</text:span><text:span text:style-name="T12_6"><text:s/></text:span><text:span text:style-name="T12_7">ztrátě</text:span><text:span text:style-name="T12_8"><text:s/></text:span><text:span text:style-name="T12_9">času</text:span><text:span text:style-name="T12_10">,<text:s/></text:span><text:span text:style-name="T12_11">měla</text:span><text:span text:style-name="T12_12"><text:s/></text:span><text:span text:style-name="T12_13">by</text:span><text:span text:style-name="T12_14"><text:s/></text:span><text:span text:style-name="T12_15">umět</text:span><text:span text:style-name="T12_16"><text:s/></text:span><text:span text:style-name="T12_17">poznat</text:span><text:span text:style-name="T12_18">,<text:s/></text:span><text:span text:style-name="T12_19">že</text:span><text:span text:style-name="T12_20"><text:s/></text:span><text:span text:style-name="T12_21">aplikace</text:span><text:span text:style-name="T12_22"><text:s/></text:span><text:span text:style-name="T12_23">spadla</text:span><text:span text:style-name="T12_24">.<text:s/></text:span><text:span text:style-name="T12_25">Po</text:span><text:span text:style-name="T12_26"><text:s/></text:span><text:span text:style-name="T12_27">této</text:span><text:span text:style-name="T12_28"><text:s/></text:span><text:span text:style-name="T12_29">události</text:span><text:span text:style-name="T12_30"><text:s/></text:span><text:span text:style-name="T12_31">by</text:span><text:span text:style-name="T12_32"><text:s/></text:span><text:span text:style-name="T12_33">měla</text:span><text:span text:style-name="T12_34"><text:s/></text:span><text:span text:style-name="T12_35">umět</text:span><text:span text:style-name="T12_36"><text:s/></text:span><text:span text:style-name="T12_37">restartovat</text:span><text:span text:style-name="T12_38"><text:s/></text:span><text:span text:style-name="T12_39">počítač</text:span><text:span text:style-name="T12_40"><text:s/></text:span><text:span text:style-name="T12_41">a</text:span><text:span text:style-name="T12_42"><text:s/></text:span><text:span text:style-name="T12_43">začít</text:span><text:span text:style-name="T12_44"><text:s/></text:span><text:span text:style-name="T12_45">znovu</text:span><text:span text:style-name="T12_46"><text:s/></text:span><text:span text:style-name="T12_47">testovat</text:span><text:span text:style-name="T12_48">,<text:s/></text:span><text:span text:style-name="T12_49">případně</text:span><text:span text:style-name="T12_50"><text:s/></text:span><text:span text:style-name="T12_51">alespoň</text:span><text:span text:style-name="T12_52"><text:s/></text:span><text:span text:style-name="T12_53">znovu</text:span><text:span text:style-name="T12_54"><text:s/></text:span><text:span text:style-name="T12_55">aplikaci</text:span><text:span text:style-name="T12_56"><text:s/></text:span><text:span text:style-name="T12_57">spustit</text:span><text:span text:style-name="T12_58"><text:s/></text:span><text:span text:style-name="T12_59">a</text:span><text:span text:style-name="T12_60"><text:s/></text:span><text:span text:style-name="T12_61">pokračovat</text:span><text:span text:style-name="T12_62"><text:s/></text:span><text:span text:style-name="T12_63">v</text:span><text:span text:style-name="T12_64"><text:s/></text:span><text:span text:style-name="T12_65">testech</text:span></text:p>
        </text:list-item>
        <text:list-item>
          <text:p text:style-name="P13"><text:span text:style-name="T13_1">Jejich</text:span><text:span text:style-name="T13_2"><text:s/></text:span><text:span text:style-name="T13_3">vytvoření</text:span><text:span text:style-name="T13_4"><text:s/></text:span><text:span text:style-name="T13_5">o</text:span><text:span text:style-name="T13_6"><text:s/></text:span><text:span text:style-name="T13_7">něco</text:span><text:span text:style-name="T13_8"><text:s/>“</text:span><text:span text:style-name="T13_9">dražší</text:span><text:span text:style-name="T13_10">”,<text:s/></text:span><text:span text:style-name="T13_11">než</text:span><text:span text:style-name="T13_12"><text:s/></text:span><text:span text:style-name="T13_13">u</text:span><text:span text:style-name="T13_14"><text:s/></text:span><text:span text:style-name="T13_15">Dumb</text:span><text:span text:style-name="T13_16"><text:s/></text:span><text:span text:style-name="T13_17">Monkey</text:span></text:p>
        </text:list-item>
      </text:list>
      <text:p text:style-name="P14"><text:span text:style-name="T14_1">Smart</text:span><text:span text:style-name="T14_2"><text:s/></text:span><text:span text:style-name="T14_3">Monkey</text:span></text:p>
      <text:list text:style-name="LS3" xml:id="list9">
        <text:list-item>
          <text:p text:style-name="P15"><text:span text:style-name="T15_1">Obdobné</text:span><text:span text:style-name="T15_2"><text:s/></text:span><text:span text:style-name="T15_3">chování</text:span><text:span text:style-name="T15_4"><text:s/></text:span><text:span text:style-name="T15_5">jako</text:span><text:span text:style-name="T15_6"><text:s/></text:span><text:span text:style-name="T15_7">Semi</text:span><text:span text:style-name="T15_8">-</text:span><text:span text:style-name="T15_9">Smart</text:span><text:span text:style-name="T15_10"><text:s/></text:span><text:span text:style-name="T15_11">Monkey</text:span><text:span text:style-name="T15_12">,<text:s/></text:span><text:span text:style-name="T15_13">ale</text:span><text:span text:style-name="T15_14"><text:s/></text:span><text:span text:style-name="T15_15">navíc</text:span><text:span text:style-name="T15_16"><text:s/></text:span><text:span text:style-name="T15_17">by</text:span><text:span text:style-name="T15_18"><text:s/></text:span><text:span text:style-name="T15_19">měla</text:span><text:span text:style-name="T15_20"><text:s/></text:span><text:span text:style-name="T15_21">mít</text:span><text:span text:style-name="T15_22"><text:s/></text:span><text:span text:style-name="T15_23">povědomí</text:span><text:span text:style-name="T15_24"><text:s/></text:span><text:span text:style-name="T15_25">o</text:span><text:span text:style-name="T15_26"><text:s/></text:span><text:span text:style-name="T15_27">aplikaci</text:span><text:span text:style-name="T15_28"><text:s/>(</text:span><text:span text:style-name="T15_29">tím</text:span><text:span text:style-name="T15_30"><text:s/></text:span><text:span text:style-name="T15_31">se</text:span><text:span text:style-name="T15_32"><text:s/></text:span><text:span text:style-name="T15_33">zajistí</text:span><text:span text:style-name="T15_34">,<text:s/></text:span><text:span text:style-name="T15_35">že</text:span><text:span text:style-name="T15_36"><text:s/></text:span><text:span text:style-name="T15_37">testování</text:span><text:span text:style-name="T15_38"><text:s/></text:span><text:span text:style-name="T15_39">bude</text:span><text:span text:style-name="T15_40"><text:s/></text:span><text:span text:style-name="T15_41">velice</text:span><text:span text:style-name="T15_42"><text:s/></text:span><text:span text:style-name="T15_43">podobné</text:span><text:span text:style-name="T15_44"><text:s/></text:span><text:span text:style-name="T15_45">konkrétnímu</text:span><text:span text:style-name="T15_46"><text:s/></text:span><text:span text:style-name="T15_47">používání</text:span><text:span text:style-name="T15_48"><text:s/></text:span><text:span text:style-name="T15_49">uživatelem</text:span><text:span text:style-name="T15_50">),<text:s/></text:span><text:span text:style-name="T15_51">a</text:span><text:span text:style-name="T15_52"><text:s/></text:span><text:span text:style-name="T15_53">to</text:span><text:span text:style-name="T15_54"><text:s/></text:span><text:span text:style-name="T15_55">konkrétně</text:span><text:span text:style-name="T15_56"><text:s/></text:span><text:span text:style-name="T15_57">toto</text:span><text:span text:style-name="T15_58">:</text:span></text:p>
          <text:list>
            <text:list-item>
              <text:p text:style-name="P16"><text:span text:style-name="T16_1">Kde</text:span><text:span text:style-name="T16_2"><text:s/></text:span><text:span text:style-name="T16_3">se</text:span><text:span text:style-name="T16_4"><text:s/></text:span><text:span text:style-name="T16_5">nachází</text:span></text:p>
            </text:list-item>
            <text:list-item>
              <text:p text:style-name="P17"><text:span text:style-name="T17_1">Co</text:span><text:span text:style-name="T17_2"><text:s/></text:span><text:span text:style-name="T17_3">zde</text:span><text:span text:style-name="T17_4"><text:s/></text:span><text:span text:style-name="T17_5">může</text:span><text:span text:style-name="T17_6"><text:s/></text:span><text:span text:style-name="T17_7">dělat</text:span></text:p>
            </text:list-item>
            <text:list-item>
              <text:p text:style-name="P18"><text:span text:style-name="T18_1">Kam</text:span><text:span text:style-name="T18_2"><text:s/></text:span><text:span text:style-name="T18_3">se</text:span><text:span text:style-name="T18_4"><text:s/></text:span><text:span text:style-name="T18_5">odsud</text:span><text:span text:style-name="T18_6"><text:s/></text:span><text:span text:style-name="T18_7">může</text:span><text:span text:style-name="T18_8"><text:s/></text:span><text:span text:style-name="T18_9">dostat</text:span></text:p>
            </text:list-item>
            <text:list-item>
              <text:p text:style-name="P19"><text:span text:style-name="T19_1">Kde</text:span><text:span text:style-name="T19_2"><text:s/></text:span><text:span text:style-name="T19_3">už</text:span><text:span text:style-name="T19_4"><text:s/></text:span><text:span text:style-name="T19_5">byla</text:span></text:p>
            </text:list-item>
            <text:list-item>
              <text:p text:style-name="P20"><text:span text:style-name="T20_1">Zda</text:span><text:span text:style-name="T20_2"><text:s/></text:span><text:span text:style-name="T20_3">je</text:span><text:span text:style-name="T20_4"><text:s/></text:span><text:span text:style-name="T20_5">to</text:span><text:span text:style-name="T20_6">,<text:s/></text:span><text:span text:style-name="T20_7">co</text:span><text:span text:style-name="T20_8"><text:s/></text:span><text:span text:style-name="T20_9">vidí</text:span><text:span text:style-name="T20_10">,<text:s/></text:span><text:span text:style-name="T20_11">korektní</text:span></text:p>
            </text:list-item>
          </text:list>
        </text:list-item>
        <text:list-item>
          <text:p text:style-name="P21"><text:span text:style-name="T21_1">Tím</text:span><text:span text:style-name="T21_2">,<text:s/></text:span><text:span text:style-name="T21_3">že</text:span><text:span text:style-name="T21_4"><text:s/></text:span><text:span text:style-name="T21_5">ví</text:span><text:span text:style-name="T21_6">,<text:s/></text:span><text:span text:style-name="T21_7">co</text:span><text:span text:style-name="T21_8"><text:s/></text:span><text:span text:style-name="T21_9">může</text:span><text:span text:style-name="T21_10"><text:s/></text:span><text:span text:style-name="T21_11">v</text:span><text:span text:style-name="T21_12"><text:s/></text:span><text:span text:style-name="T21_13">daném</text:span><text:span text:style-name="T21_14"><text:s/></text:span><text:span text:style-name="T21_15">místě</text:span><text:span text:style-name="T21_16"><text:s/></text:span><text:span text:style-name="T21_17">dělat</text:span><text:span text:style-name="T21_18">,<text:s/></text:span><text:span text:style-name="T21_19">si</text:span><text:span text:style-name="T21_20"><text:s/></text:span><text:span text:style-name="T21_21">je</text:span><text:span text:style-name="T21_22"><text:s/></text:span><text:span text:style-name="T21_23">vědoma</text:span><text:span text:style-name="T21_24">,<text:s/></text:span><text:span text:style-name="T21_25">zda</text:span><text:span text:style-name="T21_26"><text:s/></text:span><text:span text:style-name="T21_27">vstup</text:span><text:span text:style-name="T21_28">,<text:s/></text:span><text:span text:style-name="T21_29">který</text:span><text:span text:style-name="T21_30"><text:s/></text:span><text:span text:style-name="T21_31">zadává</text:span><text:span text:style-name="T21_32">,<text:s/></text:span><text:span text:style-name="T21_33">je</text:span><text:span text:style-name="T21_34"><text:s/></text:span><text:span text:style-name="T21_35">validní</text:span><text:span text:style-name="T21_36">,<text:s/></text:span><text:span text:style-name="T21_37">či</text:span><text:span text:style-name="T21_38"><text:s/></text:span><text:span text:style-name="T21_39">nikoli</text:span></text:p>
        </text:list-item>
        <text:list-item>
          <text:p text:style-name="P22"><text:span text:style-name="T22_1">Smart</text:span><text:span text:style-name="T22_2"><text:s/></text:span><text:span text:style-name="T22_3">Monkey</text:span><text:span text:style-name="T22_4"><text:s/></text:span><text:span text:style-name="T22_5">není</text:span><text:span text:style-name="T22_6"><text:s/></text:span><text:span text:style-name="T22_7">omezená</text:span><text:span text:style-name="T22_8"><text:s/></text:span><text:span text:style-name="T22_9">na</text:span><text:span text:style-name="T22_10"><text:s/></text:span><text:span text:style-name="T22_11">hledání</text:span><text:span text:style-name="T22_12"><text:s/></text:span><text:span text:style-name="T22_13">chyb</text:span><text:span text:style-name="T22_14">,<text:s/></text:span><text:span text:style-name="T22_15">které</text:span><text:span text:style-name="T22_16"><text:s/></text:span><text:span text:style-name="T22_17">končí</text:span><text:span text:style-name="T22_18"><text:s/></text:span><text:span text:style-name="T22_19">pádem</text:span><text:span text:style-name="T22_20"><text:s/></text:span><text:span text:style-name="T22_21">aplikace</text:span><text:span text:style-name="T22_22">,<text:s/></text:span><text:span text:style-name="T22_23">ale</text:span><text:span text:style-name="T22_24"><text:s/></text:span><text:span text:style-name="T22_25">může</text:span><text:span text:style-name="T22_26"><text:s/></text:span><text:span text:style-name="T22_27">kontrolovat</text:span><text:span text:style-name="T22_28"><text:s/></text:span><text:span text:style-name="T22_29">i</text:span><text:span text:style-name="T22_30"><text:s/></text:span><text:span text:style-name="T22_31">výstupy</text:span><text:span text:style-name="T22_32"><text:s/></text:span><text:span text:style-name="T22_33">aplikace</text:span><text:span text:style-name="T22_34"><text:s/></text:span><text:span text:style-name="T22_35">vůči</text:span><text:span text:style-name="T22_36"><text:s/></text:span><text:span text:style-name="T22_37">zadaným</text:span><text:span text:style-name="T22_38"><text:s/></text:span><text:span text:style-name="T22_39">vstupům</text:span></text:p>
        </text:list-item>
        <text:list-item>
          <text:p text:style-name="P23"><text:span text:style-name="T23_1">Vytvoření</text:span><text:span text:style-name="T23_2"><text:s/></text:span><text:span text:style-name="T23_3">bývá</text:span><text:span text:style-name="T23_4"><text:s/>“</text:span><text:span text:style-name="T23_5">nejdražší</text:span><text:span text:style-name="T23_6">”</text:span></text:p>
        </text:list-item>
      </text:list>
      <text:p text:style-name="P24"/>
      <text:p text:style-name="P25"/>
      <text:p text:style-name="P26"/>
      <text:p text:style-name="P27"><text:span text:style-name="T27_1">Zdroje</text:span></text:p>
      <text:list text:style-name="LS4" xml:id="list18">
        <text:list-item>
          <text:p text:style-name="P28"><text:span text:style-name="T28_1">Patton</text:span><text:span text:style-name="T28_2"><text:s/></text:span><text:span text:style-name="T28_3">R</text:span><text:span text:style-name="T28_4">.,<text:s/></text:span><text:span text:style-name="T28_5">Software</text:span><text:span text:style-name="T28_6"><text:s/></text:span><text:span text:style-name="T28_7">Testing</text:span><text:span text:style-name="T28_8">,<text:s/></text:span><text:span text:style-name="T28_9">Sams</text:span><text:span text:style-name="T28_10"><text:s/></text:span><text:span text:style-name="T28_11">Publishing</text:span><text:span text:style-name="T28_12">,<text:s/>26.7.2005,<text:s/></text:span><text:span text:style-name="T28_13">online</text:span><text:span text:style-name="T28_14"><text:s/>[</text:span><text:span text:style-name="T28_15"><text:a xlink:type="simple" xlink:href="http://flylib.com/books/en/4.223.1.129/1/"><text:span text:style-name="T28_16">http</text:span></text:a></text:span><text:span text:style-name="T28_17"><text:a xlink:type="simple" xlink:href="http://flylib.com/books/en/4.223.1.129/1/"><text:span text:style-name="T28_18">://</text:span></text:a></text:span><text:span text:style-name="T28_19"><text:a xlink:type="simple" xlink:href="http://flylib.com/books/en/4.223.1.129/1/"><text:span text:style-name="T28_20">flylib</text:span></text:a></text:span><text:span text:style-name="T28_21"><text:a xlink:type="simple" xlink:href="http://flylib.com/books/en/4.223.1.129/1/"><text:span text:style-name="T28_22">.</text:span></text:a></text:span><text:span text:style-name="T28_23"><text:a xlink:type="simple" xlink:href="http://flylib.com/books/en/4.223.1.129/1/"><text:span text:style-name="T28_24">com</text:span></text:a></text:span><text:span text:style-name="T28_25"><text:a xlink:type="simple" xlink:href="http://flylib.com/books/en/4.223.1.129/1/"><text:span text:style-name="T28_26">/</text:span></text:a></text:span><text:span text:style-name="T28_27"><text:a xlink:type="simple" xlink:href="http://flylib.com/books/en/4.223.1.129/1/"><text:span text:style-name="T28_28">books</text:span></text:a></text:span><text:span text:style-name="T28_29"><text:a xlink:type="simple" xlink:href="http://flylib.com/books/en/4.223.1.129/1/"><text:span text:style-name="T28_30">/</text:span></text:a></text:span><text:span text:style-name="T28_31"><text:a xlink:type="simple" xlink:href="http://flylib.com/books/en/4.223.1.129/1/"><text:span text:style-name="T28_32">en</text:span></text:a></text:span><text:span text:style-name="T28_33"><text:a xlink:type="simple" xlink:href="http://flylib.com/books/en/4.223.1.129/1/"><text:span text:style-name="T28_34">/4.223.1.129/1/</text:span></text:a></text:span><text:span text:style-name="T28_35">]</text:span></text:p>
        </text:list-item>
        <text:list-item>
          <text:p text:style-name="P29"><text:span text:style-name="T29_1">Exforsys</text:span><text:span text:style-name="T29_2">,<text:s/></text:span><text:span text:style-name="T29_3">What</text:span><text:span text:style-name="T29_4"><text:s/></text:span><text:span text:style-name="T29_5">is</text:span><text:span text:style-name="T29_6"><text:s/></text:span><text:span text:style-name="T29_7">Monkey</text:span><text:span text:style-name="T29_8"><text:s/></text:span><text:span text:style-name="T29_9">Testing</text:span><text:span text:style-name="T29_10">,<text:s/>17.12.2011,<text:s/></text:span><text:span text:style-name="T29_11">online</text:span><text:span text:style-name="T29_12"><text:s/>[</text:span><text:span text:style-name="T29_13"><text:a xlink:type="simple" xlink:href="http://www.exforsys.com/tutorials/testing-types/monkey-testing.html"><text:span text:style-name="T29_14">http</text:span></text:a></text:span><text:span text:style-name="T29_15"><text:a xlink:type="simple" xlink:href="http://www.exforsys.com/tutorials/testing-types/monkey-testing.html"><text:span text:style-name="T29_16">://</text:span></text:a></text:span><text:span text:style-name="T29_17"><text:a xlink:type="simple" xlink:href="http://www.exforsys.com/tutorials/testing-types/monkey-testing.html"><text:span text:style-name="T29_18">www</text:span></text:a></text:span><text:span text:style-name="T29_19"><text:a xlink:type="simple" xlink:href="http://www.exforsys.com/tutorials/testing-types/monkey-testing.html"><text:span text:style-name="T29_20">.</text:span></text:a></text:span><text:span text:style-name="T29_21"><text:a xlink:type="simple" xlink:href="http://www.exforsys.com/tutorials/testing-types/monkey-testing.html"><text:span text:style-name="T29_22">exforsys</text:span></text:a></text:span><text:span text:style-name="T29_23"><text:a xlink:type="simple" xlink:href="http://www.exforsys.com/tutorials/testing-types/monkey-testing.html"><text:span text:style-name="T29_24">.</text:span></text:a></text:span><text:span text:style-name="T29_25"><text:a xlink:type="simple" xlink:href="http://www.exforsys.com/tutorials/testing-types/monkey-testing.html"><text:span text:style-name="T29_26">com</text:span></text:a></text:span><text:span text:style-name="T29_27"><text:a xlink:type="simple" xlink:href="http://www.exforsys.com/tutorials/testing-types/monkey-testing.html"><text:span text:style-name="T29_28">/</text:span></text:a></text:span><text:span text:style-name="T29_29"><text:a xlink:type="simple" xlink:href="http://www.exforsys.com/tutorials/testing-types/monkey-testing.html"><text:span text:style-name="T29_30">tutorials</text:span></text:a></text:span><text:span text:style-name="T29_31"><text:a xlink:type="simple" xlink:href="http://www.exforsys.com/tutorials/testing-types/monkey-testing.html"><text:span text:style-name="T29_32">/</text:span></text:a></text:span><text:span text:style-name="T29_33"><text:a xlink:type="simple" xlink:href="http://www.exforsys.com/tutorials/testing-types/monkey-testing.html"><text:span text:style-name="T29_34">testing</text:span></text:a></text:span><text:span text:style-name="T29_35"><text:a xlink:type="simple" xlink:href="http://www.exforsys.com/tutorials/testing-types/monkey-testing.html"><text:span text:style-name="T29_36">-</text:span></text:a></text:span><text:span text:style-name="T29_37"><text:a xlink:type="simple" xlink:href="http://www.exforsys.com/tutorials/testing-types/monkey-testing.html"><text:span text:style-name="T29_38">types</text:span></text:a></text:span><text:span text:style-name="T29_39"><text:a xlink:type="simple" xlink:href="http://www.exforsys.com/tutorials/testing-types/monkey-testing.html"><text:span text:style-name="T29_40">/</text:span></text:a></text:span><text:span text:style-name="T29_41"><text:a xlink:type="simple" xlink:href="http://www.exforsys.com/tutorials/testing-types/monkey-testing.html"><text:span text:style-name="T29_42">monkey</text:span></text:a></text:span><text:span text:style-name="T29_43"><text:a xlink:type="simple" xlink:href="http://www.exforsys.com/tutorials/testing-types/monkey-testing.html"><text:span text:style-name="T29_44">-</text:span></text:a></text:span><text:span text:style-name="T29_45"><text:a xlink:type="simple" xlink:href="http://www.exforsys.com/tutorials/testing-types/monkey-testing.html"><text:span text:style-name="T29_46">testing</text:span></text:a></text:span><text:span text:style-name="T29_47"><text:a xlink:type="simple" xlink:href="http://www.exforsys.com/tutorials/testing-types/monkey-testing.html"><text:span text:style-name="T29_48">.</text:span></text:a></text:span><text:span text:style-name="T29_49"><text:a xlink:type="simple" xlink:href="http://www.exforsys.com/tutorials/testing-types/monkey-testing.html"><text:span text:style-name="T29_50">html</text:span></text:a></text:span><text:span text:style-name="T29_51">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